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style:font-name="Arial" fo:font-size="11pt" officeooo:rsid="000a42b7" officeooo:paragraph-rsid="001e2c83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1e2c83" style:font-size-asian="11pt" style:font-size-complex="11pt"/>
    </style:style>
    <style:style style:name="P4" style:family="paragraph" style:parent-style-name="Table_20_Contents">
      <style:text-properties officeooo:rsid="001e2c83" officeooo:paragraph-rsid="001e2c8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Arial" fo:font-size="11pt" officeooo:rsid="000a42b7" officeooo:paragraph-rsid="001e2c83" style:font-name-asian="Times New Roman1" style:font-size-asian="11pt" style:font-name-complex="Times New Roman1" style:font-size-complex="11pt"/>
    </style:style>
    <style:style style:name="P8" style:family="paragraph" style:parent-style-name="Table_20_Contents">
      <style:text-properties officeooo:rsid="001e2c83" officeooo:paragraph-rsid="0021c4f6"/>
    </style:style>
    <style:style style:name="P9" style:family="paragraph" style:parent-style-name="Azione_20_attore" style:list-style-name="Numerazione_20_UC"/>
    <style:style style:name="P10" style:family="paragraph" style:parent-style-name="Azione_20_attore" style:list-style-name="Numerazione_20_UC">
      <style:text-properties officeooo:paragraph-rsid="001e2c83"/>
    </style:style>
    <style:style style:name="P11" style:family="paragraph" style:parent-style-name="Azione_20_attore" style:list-style-name="Numerazione_20_UC">
      <style:text-properties style:font-name="Arial" fo:font-size="11pt" fo:font-style="normal" fo:font-weight="normal" officeooo:rsid="001e2c83" officeooo:paragraph-rsid="001e2c83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Azione_20_attore" style:list-style-name="">
      <style:paragraph-properties fo:text-align="start" style:justify-single-word="false"/>
      <style:text-properties style:font-name="Arial" fo:font-size="11pt" fo:font-style="normal" fo:font-weight="normal" officeooo:rsid="001e2c83" officeooo:paragraph-rsid="00203e44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Azione_20_sistema">
      <style:text-properties officeooo:rsid="001e2c83" officeooo:paragraph-rsid="001e2c83"/>
    </style:style>
    <style:style style:name="T1" style:family="text">
      <style:text-properties officeooo:rsid="001e2c83"/>
    </style:style>
    <style:style style:name="T2" style:family="text">
      <style:text-properties officeooo:rsid="000a42b7"/>
    </style:style>
    <style:style style:name="T3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0a42b7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1e2c83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officeooo:rsid="000a7c3f"/>
    </style:style>
    <style:style style:name="T7" style:family="text">
      <style:text-properties officeooo:rsid="0021c4f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Modifica scheda tirocinant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8"><text:span text:style-name="T7">N.D.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Responsabile scientific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deve accedere al sistema ed essere riconosciuto come <text:span text:style-name="T1">responsabile scientifico</text:span>.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1178338" text:style-name="Numerazione_20_UC">
              <text:list-item>
                <text:p text:style-name="P9"><text:span text:style-name="T3"><text:s/></text:span><text:span text:style-name="T1">I</text:span>l responsabile scientifico accede all'area per la modifica dei dati del tirocinante.</text:p>
              </text:list-item>
              <text:list-item>
                <text:p text:style-name="Azione_20_sistema">Il sistema risponde aprendo la pagina relativa ai dati del tirocinante.</text:p>
              </text:list-item>
              <text:list-item>
                <text:p text:style-name="P10"><text:s/><text:span text:style-name="T1">Il responsabile scientifico visualizza l'area, e</text:span><text:span text:style-name="T4">ffettua le modifiche </text:span><text:span text:style-name="T5">e conferma.</text:span></text:p>
              </text:list-item>
              <text:list-item>
                <text:p text:style-name="P13">Il sistema riceve la form riguardante le modifiche ed effettua i cambiamenti nel database.</text:p>
              </text:list-item>
              <text:list-item>
                <text:p text:style-name="P13"><text:s/>Il sistema invia un messaggio di avvenuta modifica al responsabile.</text:p>
                <text:p text:style-name="P11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2">Il responsabile scientifico riceve il messaggio di avvenuta modifica ed esce dal sistem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1181558" text:style-name="L1">
              <text:list-item>
                <text:p text:style-name="P7"><text:span text:style-name="T1">Il responsabile scientifico </text:span>visualizza un messaggio d'errore che spiega il tipo d'errore riscont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<text:span text:style-name="T1">Il responsabile scientifico</text:span><text:span text:style-name="T2"> deve visualizzare </text:span><text:span text:style-name="T6">il profilo da modificare in 20 secondi, la finestra d'avvenuta modifica <text:s/>e la finestra d'errore entro 20 secondi.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1:43:10.89</meta:creation-date>
    <meta:editing-duration>P0D</meta:editing-duration>
    <meta:editing-cycles>5</meta:editing-cycles>
    <meta:generator>LibreOffice/3.6$Windows_x86 LibreOffice_project/da8c1e6-fd468f4-454e206-f42a4a9-143cfd</meta:generator>
    <dc:date>2012-10-24T11:05:53.62</dc:date>
    <meta:document-statistic meta:table-count="1" meta:image-count="0" meta:object-count="0" meta:page-count="1" meta:paragraph-count="20" meta:word-count="147" meta:character-count="1033" meta:non-whitespace-character-count="908"/>
  </office:meta>
</office:document-meta>
</file>